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1" style:family="paragraph">
      <style:paragraph-properties>
        <style:tab-stops>
          <style:tab-stop style:type="right" style:leader-style="dotted" style:leader-text="." style:position="6.493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2" style:family="paragraph">
      <style:paragraph-properties>
        <style:tab-stops>
          <style:tab-stop style:type="right" style:leader-style="dotted" style:leader-text="." style:position="6.3402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5"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5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7"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margin-left="0.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style:style>
    <style:style style:name="P7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5" style:parent-style-name="Normal" style:family="paragraph">
      <style:paragraph-properties fo:text-indent="0.5in"/>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paragraph-properties fo:margin-left="1in">
        <style:tab-stops/>
      </style:paragraph-properties>
    </style:style>
    <style:style style:name="P8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margin-left="1in">
        <style:tab-stops/>
      </style:paragraph-properties>
    </style:style>
    <style:style style:name="P105" style:parent-style-name="ListParagraph" style:family="paragraph">
      <style:paragraph-properties fo:margin-left="1in">
        <style:tab-stops/>
      </style:paragraph-properties>
    </style:style>
    <style:style style:name="P106" style:parent-style-name="ListParagraph" style:family="paragraph">
      <style:paragraph-properties fo:margin-left="1in">
        <style:tab-stops/>
      </style:paragraph-propertie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09" style:parent-style-name="Strong" style:family="text">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Strong" style:family="text">
      <style:text-properties fo:font-size="14pt" style:font-size-asian="14pt" style:font-size-complex="14pt"/>
    </style:style>
    <style:style style:name="P112" style:parent-style-name="Normal" style:family="paragraph">
      <style:paragraph-properties fo:margin-left="0.5in">
        <style:tab-stops/>
      </style:paragraph-properties>
    </style:style>
    <style:style style:name="T113" style:parent-style-name="Strong" style:family="text">
      <style:text-properties fo:font-size="14pt" style:font-size-asian="14pt" style:font-size-complex="14pt"/>
    </style:style>
    <style:style style:name="P114" style:parent-style-name="Normal" style:family="paragraph">
      <style:paragraph-properties fo:margin-left="0.5in">
        <style:tab-stops/>
      </style:paragraph-properties>
    </style:style>
    <style:style style:name="T115" style:parent-style-name="Strong" style:family="text">
      <style:text-properties fo:font-size="14pt" style:font-size-asian="14pt" style:font-size-complex="14pt"/>
    </style:style>
    <style:style style:name="P116" style:parent-style-name="Normal" style:family="paragraph">
      <style:paragraph-properties fo:margin-left="0.5in">
        <style:tab-stops/>
      </style:paragraph-properties>
    </style:style>
    <style:style style:name="P11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9"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P123" style:parent-style-name="Normal" style:family="paragraph">
      <style:paragraph-properties fo:margin-left="0.5in">
        <style:tab-stops/>
      </style:paragraph-properties>
    </style:style>
    <style:style style:name="P124" style:parent-style-name="Heading2" style:family="paragraph">
      <style:text-properties fo:font-weight="bold" style:font-weight-asian="bold" style:font-weight-complex="bold" fo:font-style="italic" style:font-style-asian="italic" style:font-style-complex="italic"/>
    </style:style>
    <style:style style:name="P125" style:parent-style-name="Normal" style:family="paragraph">
      <style:paragraph-properties fo:margin-left="0.5in">
        <style:tab-stops/>
      </style:paragraph-properties>
    </style:style>
    <style:style style:name="P126" style:parent-style-name="Normal" style:family="paragraph">
      <style:paragraph-properties fo:margin-left="0.5in">
        <style:tab-stops/>
      </style:paragraph-properties>
    </style:style>
    <style:style style:name="P127" style:parent-style-name="Heading2" style:family="paragraph">
      <style:text-properties fo:font-weight="bold" style:font-weight-asian="bold" style:font-weight-complex="bold" fo:font-style="italic" style:font-style-asian="italic" style:font-style-complex="italic"/>
    </style:style>
    <style:style style:name="P128" style:parent-style-name="Normal" style:family="paragraph">
      <style:paragraph-properties fo:margin-left="0.5in">
        <style:tab-stops/>
      </style:paragraph-properties>
    </style:style>
    <style:style style:name="P129" style:parent-style-name="Normal" style:family="paragraph">
      <style:paragraph-properties fo:margin-left="0.5in">
        <style:tab-stops/>
      </style:paragraph-properties>
    </style:style>
    <style:style style:name="P130" style:parent-style-name="Heading2" style:family="paragraph">
      <style:text-properties fo:font-weight="bold" style:font-weight-asian="bold" style:font-weight-complex="bold" fo:font-style="italic" style:font-style-asian="italic" style:font-style-complex="italic"/>
    </style:style>
    <style:style style:name="P131" style:parent-style-name="Normal" style:family="paragraph">
      <style:paragraph-properties fo:margin-left="0.5in">
        <style:tab-stops/>
      </style:paragraph-properties>
    </style:style>
    <style:style style:name="P132" style:parent-style-name="Normal" style:family="paragraph">
      <style:paragraph-properties fo:margin-left="0.5in">
        <style:tab-stops/>
      </style:paragraph-properties>
    </style:style>
    <style:style style:name="P133" style:parent-style-name="ListParagraph" style:family="paragraph">
      <style:paragraph-properties fo:margin-left="1in">
        <style:tab-stops/>
      </style:paragraph-properties>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Heading2" style:family="paragraph">
      <style:text-properties fo:font-weight="bold" style:font-weight-asian="bold" style:font-weight-complex="bold" fo:font-style="italic" style:font-style-asian="italic" style:font-style-complex="italic"/>
    </style:style>
    <style:style style:name="P136"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37" style:parent-style-name="DefaultParagraphFont" style:family="text">
      <style:text-properties fo:font-weight="bold" style:font-weight-asian="bold" style:font-weight-complex="bold" fo:font-style="italic" style:font-style-asian="italic" style:font-style-complex="italic"/>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fo:font-style="italic" style:font-style-asian="italic" style:font-style-complex="italic"/>
    </style:style>
    <style:style style:name="T14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1" style:parent-style-name="DefaultParagraphFont" style:family="text">
      <style:text-properties style:font-name="Times New Roman" fo:font-weight="bold" style:font-weight-asian="bold" style:font-weight-complex="bold" fo:font-size="12pt" style:font-size-asian="12pt" style:font-size-complex="12pt"/>
    </style:style>
    <style:style style:name="T142" style:parent-style-name="DefaultParagraphFont" style:family="text">
      <style:text-properties style:font-name="Arial" fo:font-size="12pt" style:font-size-asian="12pt" style:font-size-complex="12pt"/>
    </style:style>
    <style:style style:name="T14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4"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45"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46" style:parent-style-name="DefaultParagraphFont" style:family="text">
      <style:text-properties style:font-name="Times New Roman" fo:font-style="italic" style:font-style-asian="italic" style:font-style-complex="italic"/>
    </style:style>
    <style:style style:name="T14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weight="bold" style:font-weight-asian="bold" style:font-weight-complex="bold" fo:font-size="12pt" style:font-size-asian="12pt" style:font-size-complex="12pt"/>
    </style:style>
    <style:style style:name="T150"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T15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6" style:parent-style-name="docemphstrong" style:family="text">
      <style:text-properties style:font-name-asian="Times New Roman"/>
    </style:style>
    <style:style style:name="P157" style:parent-style-name="ListParagraph" style:family="paragraph"/>
    <style:style style:name="T158" style:parent-style-name="docemphstrong" style:family="text">
      <style:text-properties style:font-name-asian="Times New Roman"/>
    </style:style>
    <style:style style:name="P159" style:parent-style-name="ListParagraph" style:family="paragraph"/>
    <style:style style:name="T160" style:parent-style-name="docemphstrong" style:family="text">
      <style:text-properties style:font-name-asian="Times New Roman"/>
    </style:style>
    <style:style style:name="T161" style:parent-style-name="docemphstrong" style:family="text">
      <style:text-properties style:font-name-asian="Times New Roman"/>
    </style:style>
    <style:style style:name="P162" style:parent-style-name="Normal" style:family="paragraph">
      <style:text-properties fo:font-size="12pt" style:font-size-asian="12pt" style:font-size-complex="12pt"/>
    </style:style>
    <style:style style:name="P163" style:parent-style-name="ListParagraph" style:family="paragraph">
      <style:paragraph-properties fo:line-height="104%"/>
      <style:text-properties fo:font-size="12pt" style:font-size-asian="12pt" style:font-size-complex="12pt"/>
    </style:style>
    <style:style style:name="P164" style:parent-style-name="ListParagraph" style:family="paragraph">
      <style:paragraph-properties fo:line-height="104%"/>
      <style:text-properties fo:font-size="12pt" style:font-size-asian="12pt" style:font-size-complex="12pt"/>
    </style:style>
    <style:style style:name="T16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66" style:parent-style-name="NoSpacing" style:family="paragraph"/>
    <style:style style:name="T167" style:parent-style-name="docemphstrong" style:family="text">
      <style:text-properties style:font-name-asian="Times New Roman"/>
    </style:style>
    <style:style style:name="P168" style:parent-style-name="NoSpacing" style:family="paragraph"/>
    <style:style style:name="T169" style:parent-style-name="docemphstrong" style:family="text">
      <style:text-properties style:font-name-asian="Times New Roman"/>
    </style:style>
    <style:style style:name="P170" style:parent-style-name="NoSpacing" style:family="paragraph">
      <style:paragraph-properties fo:margin-left="0.5in">
        <style:tab-stops/>
      </style:paragraph-properties>
    </style:style>
    <style:style style:name="T171" style:parent-style-name="docemphstrong" style:family="text">
      <style:text-properties style:font-name="Times New Roman" fo:font-weight="bold" style:font-weight-asian="bold" style:font-weight-complex="bold" fo:font-size="12pt" style:font-size-asian="12pt" style:font-size-complex="12pt"/>
    </style:style>
    <style:style style:name="P172" style:parent-style-name="NoSpacing" style:family="paragraph">
      <style:paragraph-properties fo:margin-left="0.5in">
        <style:tab-stops/>
      </style:paragraph-properties>
    </style:style>
    <style:style style:name="P173" style:parent-style-name="Normal" style:family="paragraph">
      <style:paragraph-properties fo:margin-left="0.5in">
        <style:tab-stops/>
      </style:paragraph-properties>
    </style:style>
    <style:style style:name="P174"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01427096" office:target-frame-name="_top" xlink:show="replace"><text:span text:style-name="Hyperlink">CHAPTER 1 PROJECT PROPOSAL</text:span><text:tab/>3</text:a></text:p>
          <text:p text:style-name="P33"><text:a xlink:href="#_Toc101427097" office:target-frame-name="_top" xlink:show="replace"><text:span text:style-name="Hyperlink">Introduction</text:span><text:tab/>3</text:a></text:p>
          <text:p text:style-name="P34"><text:a xlink:href="#_Toc101427098" office:target-frame-name="_top" xlink:show="replace"><text:span text:style-name="Hyperlink">Vision and Business Case</text:span><text:tab/>3</text:a></text:p>
          <text:p text:style-name="P35"><text:a xlink:href="#_Toc101427099" office:target-frame-name="_top" xlink:show="replace"><text:span text:style-name="Hyperlink">Use-Case Model</text:span><text:tab/>3</text:a></text:p>
          <text:p text:style-name="P36"><text:a xlink:href="#_Toc101427100" office:target-frame-name="_top" xlink:show="replace"><text:span text:style-name="Hyperlink">Supplementary Specification</text:span><text:tab/>3</text:a></text:p>
          <text:p text:style-name="P37"><text:a xlink:href="#_Toc101427101" office:target-frame-name="_top" xlink:show="replace"><text:span text:style-name="Hyperlink">Glossary</text:span><text:tab/>3</text:a></text:p>
          <text:p text:style-name="P38"><text:a xlink:href="#_Toc101427102" office:target-frame-name="_top" xlink:show="replace"><text:span text:style-name="Hyperlink">Risk List &amp; Risk Management Plan</text:span><text:tab/>3</text:a></text:p>
          <text:p text:style-name="P39"><text:a xlink:href="#_Toc101427103" office:target-frame-name="_top" xlink:show="replace"><text:span text:style-name="Hyperlink">CHAPTER 2 USE CASES</text:span><text:tab/>4</text:a></text:p>
          <text:p text:style-name="P40"><text:a xlink:href="#_Toc101427104" office:target-frame-name="_top" xlink:show="replace"><text:span text:style-name="Hyperlink">Use Case Diagram</text:span><text:tab/>4</text:a></text:p>
          <text:p text:style-name="P41"><text:a xlink:href="#_Toc101427105" office:target-frame-name="_top" xlink:show="replace"><text:span text:style-name="Hyperlink">Brief Level Use Cases</text:span><text:tab/>4</text:a></text:p>
          <text:p text:style-name="P42"><text:s text:c="34"/><text:a xlink:href="#_Toc101427106" office:target-frame-name="_top" xlink:show="replace"><text:span text:style-name="Hyperlink">Student Name 2 (Registration Number )</text:span><text:tab/>4</text:a></text:p>
          <text:p text:style-name="P43"><text:s text:c="34"/><text:a xlink:href="#_Toc101427107" office:target-frame-name="_top" xlink:show="replace"><text:span text:style-name="Hyperlink">Student Name 2 (Registration Number )</text:span><text:tab/>5</text:a></text:p>
        </text:index-body>
      </text:table-of-content>
      <text:p text:style-name="Normal"/>
      <text:p text:style-name="P44"/>
      <text:p text:style-name="P45"/>
      <text:p text:style-name="P46"/>
      <text:p text:style-name="P47"/>
      <text:p text:style-name="P48"/>
      <text:p text:style-name="P49"><text:s text:c="17"/></text:p>
      <text:p text:style-name="P50"/>
      <text:p text:style-name="P51"/>
      <text:p text:style-name="P52"/>
      <text:p text:style-name="P53"/>
      <text:h text:style-name="P54" text:outline-level="2"><text:bookmark-start text:name="_Toc101427096"/><text:soft-page-break/>CHAPTER 1 PROJECT PROPOSAL<text:bookmark-end text:name="_Toc101427096"/></text:h>
      <text:p text:style-name="P55"/>
      <text:h text:style-name="P56" text:outline-level="2">INTRODUCTION:</text:h>
      <text:p text:style-name="Normal"/>
      <text:p text:style-name="P57">Instant Food Delivery</text:p>
      <text:p text:style-name="P58">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59">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60">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61">The food aggregators sign up restaurants to an online food and app platform, so the customers have a wide choice to pick from and the order is then picked and delivered to the restaurant. The delivery is often outsourced for a fee.<text:s/></text:p>
      <text:p text:style-name="P62">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63">Observations:</text:span><text:span text:style-name="T64"><text:s/></text:span></text:p>
      <text:p text:style-name="P65"><text:span text:style-name="T66">1.</text:span><text:s/>One of the biggest dis advantage of using the app is the inability to return the dish if it is not up to the expectation / not appetizing / spoilt.<text:s/></text:p>
      <text:p text:style-name="P67"><text:span text:style-name="T68">2.</text:span><text:s/>Also with the app, once the order is placed, it cannot be cancelled or revised. This is found challenging.<text:s/></text:p>
      <text:p text:style-name="P69"><text:span text:style-name="T70">3.</text:span><text:s/>Use of technology was the least challenging amongst all the parameters.</text:p>
      <text:p text:style-name="Normal"/>
      <text:h text:style-name="P71" text:outline-level="2"><text:bookmark-start text:name="_Toc101427040"/><text:bookmark-start text:name="_Toc101427098"/>Vision and Business Case<text:bookmark-end text:name="_Toc101427040"/><text:bookmark-end text:name="_Toc101427098"/>:</text:h>
      <text:p text:style-name="P72">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text:s/><text:soft-page-break/>food delivery business also caters to the customers-expectations – wide choices of restaurants, ease of ordering, convenience of having the food delivered at home and reduced cost.business models are highly scalable and capital efficient.<text:s/></text:p>
      <text:p text:style-name="P73"/>
      <text:h text:style-name="P74" text:outline-level="2">Use-Case Model</text:h>
      <text:p text:style-name="P75">The functional requirements of instant food delivery are:</text:p>
      <text:list text:style-name="LFO1" text:continue-numbering="true">
        <text:list-item>
          <text:p text:style-name="P76">Multi User Account System<text:s/></text:p>
        </text:list-item>
        <text:list-item>
          <text:p text:style-name="P77">Registration.</text:p>
        </text:list-item>
        <text:list-item>
          <text:p text:style-name="P78">Membership.</text:p>
        </text:list-item>
        <text:list-item>
          <text:p text:style-name="P79">Select Items.</text:p>
        </text:list-item>
        <text:list-item>
          <text:p text:style-name="P80">Payment Method.</text:p>
        </text:list-item>
        <text:list-item>
          <text:p text:style-name="P81">Order Confirmation Message.</text:p>
        </text:list-item>
        <text:list-item>
          <text:p text:style-name="P82">Location.</text:p>
        </text:list-item>
        <text:list-item>
          <text:p text:style-name="P83">Search Hotels.</text:p>
        </text:list-item>
        <text:list-item>
          <text:p text:style-name="P84">View Manu.</text:p>
        </text:list-item>
        <text:list-item>
          <text:p text:style-name="P85">Cancel Order.</text:p>
        </text:list-item>
        <text:list-item>
          <text:p text:style-name="P86">Customize options for a selected item.</text:p>
        </text:list-item>
        <text:list-item>
          <text:p text:style-name="P87">Review to their current order.</text:p>
        </text:list-item>
      </text:list>
      <text:p text:style-name="P88"/>
      <text:h text:style-name="P89" text:outline-level="2">Supplementary Specification</text:h>
      <text:p text:style-name="ListParagraph">Non-functional These are some Requirements</text:p>
      <text:list text:style-name="LFO2" text:continue-numbering="true">
        <text:list-item>
          <text:p text:style-name="P90">Maintainability:</text:p>
        </text:list-item>
        <text:list-item>
          <text:p text:style-name="P91">Serviceability</text:p>
        </text:list-item>
        <text:list-item>
          <text:p text:style-name="P92">Environmental</text:p>
        </text:list-item>
        <text:list-item>
          <text:p text:style-name="P93">Data Integrity</text:p>
        </text:list-item>
        <text:list-item>
          <text:p text:style-name="P94">Usability</text:p>
        </text:list-item>
        <text:list-item>
          <text:p text:style-name="P95">Scalability Reliability</text:p>
        </text:list-item>
        <text:list-item>
          <text:p text:style-name="P96">Recoverability</text:p>
        </text:list-item>
        <text:list-item>
          <text:p text:style-name="P97">Interoperability</text:p>
        </text:list-item>
        <text:list-item>
          <text:p text:style-name="P98">Capacity</text:p>
        </text:list-item>
        <text:list-item>
          <text:p text:style-name="P99">Performance</text:p>
        </text:list-item>
        <text:list-item>
          <text:p text:style-name="P100">Security</text:p>
        </text:list-item>
        <text:list-item>
          <text:p text:style-name="P101">Regulatory</text:p>
        </text:list-item>
        <text:list-item>
          <text:p text:style-name="P102">Availability</text:p>
        </text:list-item>
        <text:list-item>
          <text:p text:style-name="P103">Manageability</text:p>
        </text:list-item>
      </text:list>
      <text:p text:style-name="P104"/>
      <text:p text:style-name="P105"/>
      <text:p text:style-name="P106"/>
      <text:h text:style-name="P107" text:outline-level="2">Glossary</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soft-page-break/>
      <text:h text:style-name="P108" text:outline-level="2">Risk List &amp; Risk Management Plan</text:h>
      <text:p text:style-name="ListParagraph"><text:span text:style-name="T109">1. Malware</text:span></text:p>
      <text:p text:style-name="P110">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11">2. Theft &amp; Loss</text:span></text:p>
      <text:p text:style-name="P112">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13">3. Unsafe data</text:span></text:p>
      <text:p text:style-name="P114">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15">4. Negligence</text:span></text:p>
      <text:p text:style-name="P116">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17" text:outline-level="2"/>
      <text:h text:style-name="P118" text:outline-level="2">Brief level use case:</text:h>
      <text:h text:style-name="P119" text:outline-level="2">Ahsan Ali (SP20-BSE-060)</text:h>
      <text:h text:style-name="Heading2" text:outline-level="2"><text:span text:style-name="T120">Use Case:<text:s/></text:span><text:span text:style-name="T121">1</text:span><text:span text:style-name="T122">_ Order</text:span></text:h>
      <text:p text:style-name="P123">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24" text:outline-level="2">Use Case: 2_Menu</text:h>
      <text:p text:style-name="P125">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26"/>
      <text:h text:style-name="P127" text:outline-level="2">Use Case: 3_Payment</text:h>
      <text:p text:style-name="P128">The user can pay the payment of his/her order on different ways e.g. (Jazz-Cash, Banking App, Cash, Easy-paisa) by using this application.<text:s/></text:p>
      <text:p text:style-name="P129"/>
      <text:h text:style-name="P130" text:outline-level="2">Use Case: 4_Location</text:h>
      <text:p text:style-name="P131">The user can add the location this application. This app provides the functionality to build a bridge between the admin and the delivery boy. Through this Delivery boy app, the admin can manage the orders and assign them to the respective delivery.</text:p>
      <text:p text:style-name="P132"/>
      <text:p text:style-name="Normal"><text:tab/></text:p>
      <text:p text:style-name="Normal"/>
      <text:p text:style-name="ListParagraph"/>
      <text:p text:style-name="ListParagraph"/>
      <text:p text:style-name="ListParagraph"/>
      <text:p text:style-name="ListParagraph"/>
      <text:p text:style-name="Normal"/>
      <text:h text:style-name="Heading2" text:outline-level="2"/>
      <text:p text:style-name="ListParagraph"/>
      <text:p text:style-name="P133"/>
      <text:p text:style-name="P134"/>
      <text:h text:style-name="P135" text:outline-level="2">Fully dressed use case:</text:h>
      <text:h text:style-name="P136" text:outline-level="2">Ahsan Ali (SP20-BSE-060)</text:h>
      <text:h text:style-name="Heading2" text:outline-level="2"><text:span text:style-name="T137">Use Case:<text:s/></text:span><text:span text:style-name="T138">1</text:span><text:span text:style-name="T139">_ Order</text:span></text:h>
      <text:p text:style-name="Normal"><text:span text:style-name="T140">scope</text:span><text:span text:style-name="T141">:</text:span><text:span text:style-name="T142"><text:s/></text:span>customer order</text:p>
      <text:p text:style-name="Normal"><text:span text:style-name="T143">primary Actors</text:span>: customer, admin.</text:p>
      <text:p text:style-name="Normal"><text:span text:style-name="T144">Stake holder and interest:</text:span></text:p>
      <text:p text:style-name="Normal"><text:span text:style-name="T145">(Customer)</text:span><text:s/>Customers prefer using the food ordering app over ordering food online.</text:p>
      <text:p text:style-name="Normal">In this system customer can order the food easily at any time.</text:p>
      <text:p text:style-name="Normal"><text:span text:style-name="T146">(Admin)<text:s/></text:span>Admin manage the whole application and also see the order of the customers.</text:p>
      <text:p text:style-name="Normal"><text:span text:style-name="T147">Preconditions:</text:span><text:s/>Customer can order through this application.</text:p>
      <text:p text:style-name="Normal"><text:span text:style-name="T148">Success guarantee</text:span><text:span text:style-name="T149"><text:s/>(or Postconditions):<text:s/></text:span>Customer can order the food easily at any time.</text:p>
      <text:p text:style-name="Normal"><text:span text:style-name="T150">Main success scenario or Basic flow:</text:span></text:p>
      <text:list text:style-name="LFO3" text:continue-numbering="true">
        <text:list-item>
          <text:p text:style-name="P151">Customer can order through this application.</text:p>
        </text:list-item>
        <text:list-item>
          <text:p text:style-name="P152">Admin manage the whole application</text:p>
        </text:list-item>
        <text:list-item>
          <text:p text:style-name="P153">Customer can order the food easily at any time.</text:p>
        </text:list-item>
        <text:list-item>
          <text:p text:style-name="P154">Admin also see the order of the customers.</text:p>
        </text:list-item>
      </text:list>
      <text:p text:style-name="Normal"><text:bookmark-start text:name="_Hlk116254668"/><text:span text:style-name="T155">Extension or alternative flows:</text:span></text:p>
      <text:p text:style-name="Normal"><text:span text:style-name="T156">If any time network can’t be working properly</text:span></text:p>
      <text:list text:style-name="LFO4" text:continue-numbering="true">
        <text:list-item>
          <text:p text:style-name="P157"><text:span text:style-name="T158">During the order, network cannot be working.</text:span></text:p>
        </text:list-item>
        <text:list-item>
          <text:p text:style-name="P159"><text:span text:style-name="T160">Customer can phone call</text:span><text:bookmark-end text:name="_Hlk116254668"/><text:span text:style-name="T161"><text:s/>to the admin.</text:span></text:p>
        </text:list-item>
      </text:list>
      <text:p text:style-name="P162">If system does not recover:</text:p>
      <text:list text:style-name="LFO5" text:continue-numbering="true">
        <text:list-item>
          <text:p text:style-name="P163">The user will suspend the operation and the system will show an error message.<text:s/></text:p>
        </text:list-item>
        <text:list-item>
          <text:p text:style-name="P164">The user starts a new operation and continue to his work.<text:s/></text:p>
        </text:list-item>
      </text:list>
      <text:p text:style-name="NoSpacing"/>
      <text:p text:style-name="NoSpacing"><text:span text:style-name="T165">Special requirements:</text:span></text:p>
      <text:list text:style-name="LFO6" text:continue-numbering="true">
        <text:list-item>
          <text:p text:style-name="P166"><text:span text:style-name="T167">The user can order the food by using this application.</text:span></text:p>
        </text:list-item>
        <text:list-item>
          <text:p text:style-name="P168"><text:span text:style-name="T169">The application should connect to the admin.</text:span></text:p>
        </text:list-item>
      </text:list>
      <text:p text:style-name="P170"/>
      <text:p text:style-name="NoSpacing"><text:span text:style-name="T171">Technology and Data Variations List:</text:span></text:p>
      <text:p text:style-name="NoSpacing">This application should connect to the restaurant.</text:p>
      <text:p text:style-name="P172"/>
      <text:p text:style-name="NoSpacing"/>
      <text:p text:style-name="P173"/>
      <text:p text:style-name="P174"/>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0-21T11:59:00Z</dc:date>
    <meta:template xlink:href="Normal" xlink:type="simple"/>
    <meta:editing-cycles>4</meta:editing-cycles>
    <meta:editing-duration>PT4680S</meta:editing-duration>
    <meta:document-statistic meta:page-count="8" meta:paragraph-count="19" meta:word-count="1433" meta:character-count="9585" meta:row-count="68" meta:non-whitespace-character-count="8171"/>
  </office:meta>
</office:document-meta>
</file>